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aa14" officeooo:paragraph-rsid="0003aa14"/>
    </style:style>
    <style:style style:name="P2" style:family="paragraph" style:parent-style-name="Standard">
      <style:paragraph-properties fo:text-align="start" style:justify-single-word="false"/>
      <style:text-properties officeooo:rsid="0003aa14" officeooo:paragraph-rsid="0003aa14"/>
    </style:style>
    <style:style style:name="P3" style:family="paragraph" style:parent-style-name="Standard">
      <style:paragraph-properties fo:text-align="start" style:justify-single-word="false"/>
      <style:text-properties officeooo:rsid="0003aa14" officeooo:paragraph-rsid="0003d89f"/>
    </style:style>
    <style:style style:name="P4" style:family="paragraph" style:parent-style-name="Standard">
      <style:paragraph-properties fo:text-align="start" style:justify-single-word="false"/>
      <style:text-properties officeooo:rsid="0004a006" officeooo:paragraph-rsid="0004a0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d89f" style:font-weight-asian="bold" style:font-weight-complex="bold"/>
    </style:style>
    <style:style style:name="T3" style:family="text">
      <style:text-properties fo:font-weight="bold" officeooo:rsid="0005280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g Pregulman</text:p>
      <text:p text:style-name="P1">EECS 678</text:p>
      <text:p text:style-name="P1">Exam Make-up</text:p>
      <text:p text:style-name="P1"/>
      <text:p text:style-name="P2">7.</text:p>
      <text:p text:style-name="P2"/>
      <text:p text:style-name="P2">int count = 0;</text:p>
      <text:p text:style-name="P2"/>
      <text:p text:style-name="P2">int main() {</text:p>
      <text:p text:style-name="P3"><text:span text:style-name="T2"><text:tab/>This creates a child process</text:span></text:p>
      <text:p text:style-name="P2"><text:tab/>int pid = fork();<text:tab/></text:p>
      <text:p text:style-name="P3"><text:tab/>if (pid == 0){</text:p>
      <text:p text:style-name="P3"><text:span text:style-name="T2"><text:tab/>This executes something that ignores the rest of the code for the process</text:span></text:p>
      <text:p text:style-name="P3"><text:tab/><text:tab/>//execl(“/bin/ps”, “ps”, NULL);</text:p>
      <text:p text:style-name="P3"><text:tab/><text:span text:style-name="T2">Increment the count for the process</text:span></text:p>
      <text:p text:style-name="P2"><text:tab/><text:tab/>count++;</text:p>
      <text:p text:style-name="P2"><text:tab/><text:span text:style-name="T2">Print out the count for the process</text:span></text:p>
      <text:p text:style-name="P2"><text:tab/><text:tab/>printf(“From process-0: %d\n”, count);</text:p>
      <text:p text:style-name="P2"><text:tab/>}</text:p>
      <text:p text:style-name="P2"><text:tab/>else{</text:p>
      <text:p text:style-name="P2"><text:tab/><text:span text:style-name="T2">Wait until the other process to finish</text:span></text:p>
      <text:p text:style-name="P2"><text:tab/><text:tab/>wait(NULL);</text:p>
      <text:p text:style-name="P2"><text:tab/><text:span text:style-name="T2">Increment the count for this process</text:span></text:p>
      <text:p text:style-name="P2"><text:tab/><text:tab/>count++;</text:p>
      <text:p text:style-name="P2"><text:tab/><text:span text:style-name="T2">Print out the count for this process</text:span></text:p>
      <text:p text:style-name="P2"><text:tab/><text:tab/>printf(“From process-1: %d\n”, count);</text:p>
      <text:p text:style-name="P2"><text:tab/>}</text:p>
      <text:p text:style-name="P2"><text:tab/><text:span text:style-name="T2">Increment the count</text:span></text:p>
      <text:p text:style-name="P2"><text:tab/>count++;</text:p>
      <text:p text:style-name="P2"><text:span text:style-name="T2">Print out the count. Occurs for each process, unless that execl is uncommented. Each process has a separate count.</text:span></text:p>
      <text:p text:style-name="P2"><text:tab/>printf(“From main: %d\n”, count)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8.</text:p>
      <text:p text:style-name="P4"/>
      <text:p text:style-name="P4">int main()</text:p>
      <text:p text:style-name="P4">{</text:p>
      <text:p text:style-name="P4"><text:tab/>int fds[2];</text:p>
      <text:p text:style-name="P4"><text:tab/>char buf[100];</text:p>
      <text:p text:style-name="P4"><text:tab/><text:span text:style-name="T1">Create the pipe</text:span></text:p>
      <text:p text:style-name="P4"><text:tab/>pipe(fds);</text:p>
      <text:p text:style-name="P4"><text:tab/>if(fork()==0) {</text:p>
      <text:p text:style-name="P4"><text:tab/><text:tab/><text:span text:style-name="T3">Reads information into the pipe</text:span></text:p>
      <text:p text:style-name="P4"><text:tab/><text:tab/>read(fds[0], buf, 1);</text:p>
      <text:p text:style-name="P4"><text:tab/><text:tab/>printf(“Line 1\n”);</text:p>
      <text:p text:style-name="P4"><text:tab/><text:tab/>printf(“Line 2\n”);</text:p>
      <text:p text:style-name="P4"><text:tab/>}</text:p>
      <text:p text:style-name="P4"><text:tab/>else{</text:p>
      <text:p text:style-name="P4"><text:tab/><text:tab/>printf(“Line 3\n”);</text:p>
      <text:p text:style-name="P4"><text:tab/><text:tab/>printf(Line 4\n”);</text:p>
      <text:p text:style-name="P4"><text:span text:style-name="T3">Writes information from the pipe. Must have something to write, so it must wait for the other process.</text:span></text:p>
      <text:p text:style-name="P4"><text:tab/><text:tab/>write(fds[1], “1”, 1);</text:p>
      <text:p text:style-name="P4"><text:tab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Pregulman</meta:initial-creator>
    <meta:creation-date>2014-03-07T11:49:46.462915027</meta:creation-date>
    <dc:date>2014-03-07T12:01:55.684569301</dc:date>
    <dc:creator>Gregory Pregulman</dc:creator>
    <meta:editing-duration>PT9M29S</meta:editing-duration>
    <meta:editing-cycles>4</meta:editing-cycles>
    <meta:generator>LibreOffice/4.1.5.3$Linux_X86_64 LibreOffice_project/410$Build-3</meta:generator>
    <meta:document-statistic meta:table-count="0" meta:image-count="0" meta:object-count="0" meta:page-count="2" meta:paragraph-count="49" meta:word-count="173" meta:character-count="1077" meta:non-whitespace-character-count="903"/>
  </office:meta>
</office:document-meta>
</file>